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use-window-font-color="true" fo:font-size="12pt" style:font-size-asian="12pt" style:font-size-complex="12pt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</style:style>
    <style:style style:name="P6" style:family="paragraph" style:parent-style-name="Standard">
      <style:paragraph-properties fo:margin-left="0cm" fo:margin-right="0cm" fo:orphans="2" fo:widows="2" fo:text-indent="0cm" style:auto-text-indent="false"/>
      <style:text-properties style:use-window-font-color="true" style:font-name="Times New Roman" fo:font-size="12pt" style:font-size-asian="12pt" style:font-size-complex="12pt"/>
    </style:style>
    <style:style style:name="P7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style:use-window-font-color="true" style:font-name="Times New Roman" fo:font-size="12pt" fo:letter-spacing="normal" fo:font-style="normal" fo:font-weight="normal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2pt" style:font-size-asian="12pt" style:font-size-complex="12pt"/>
    </style:style>
    <style:style style:name="P10" style:family="paragraph" style:parent-style-name="Standard" style:list-style-name="L2">
      <style:paragraph-properties fo:text-align="start" style:justify-single-word="false"/>
      <style:text-properties fo:font-size="12pt" style:font-size-asian="12pt" style:font-size-complex="12pt"/>
    </style:style>
    <style:style style:name="P11" style:family="paragraph" style:parent-style-name="Standard" style:list-style-name="L3">
      <style:paragraph-properties fo:text-align="start" style:justify-single-word="false"/>
      <style:text-properties fo:font-size="12pt" style:font-size-asian="12pt" style:font-size-complex="12pt"/>
    </style:style>
    <style:style style:name="P12" style:family="paragraph" style:parent-style-name="Standard" style:list-style-name="L4">
      <style:paragraph-properties fo:text-align="start" style:justify-single-word="false"/>
      <style:text-properties fo:font-size="12pt" style:font-size-asian="12pt" style:font-size-complex="12pt"/>
    </style:style>
    <style:style style:name="P13" style:family="paragraph" style:parent-style-name="Standard" style:list-style-name="L5">
      <style:paragraph-properties fo:text-align="start" style:justify-single-word="false"/>
      <style:text-properties fo:font-size="12pt" style:font-size-asian="12pt" style:font-size-complex="12pt"/>
    </style:style>
    <style:style style:name="P14" style:family="paragraph" style:parent-style-name="Standard" style:list-style-name="L6">
      <style:paragraph-properties fo:text-align="start" style:justify-single-word="false"/>
      <style:text-properties fo:font-size="12pt" style:font-size-asian="12pt" style:font-size-complex="12pt"/>
    </style:style>
    <style:style style:name="P15" style:family="paragraph" style:parent-style-name="Standard" style:list-style-name="L7">
      <style:paragraph-properties fo:text-align="start" style:justify-single-word="false"/>
      <style:text-properties fo:font-size="12pt" style:font-size-asian="12pt" style:font-size-complex="12pt"/>
    </style:style>
    <style:style style:name="P16" style:family="paragraph" style:parent-style-name="Standard" style:list-style-name="L8">
      <style:paragraph-properties fo:text-align="start" style:justify-single-word="false"/>
      <style:text-properties fo:font-size="12pt" style:font-size-asian="12pt" style:font-size-complex="12pt"/>
    </style:style>
    <style:style style:name="P17" style:family="paragraph" style:parent-style-name="Standard" style:list-style-name="L10">
      <style:paragraph-properties fo:text-align="start" style:justify-single-word="false"/>
      <style:text-properties fo:font-size="12pt" style:font-size-asian="12pt" style:font-size-complex="12pt"/>
    </style:style>
    <style:style style:name="P18" style:family="paragraph" style:parent-style-name="Standard" style:list-style-name="L11">
      <style:paragraph-properties fo:text-align="start" style:justify-single-word="false"/>
      <style:text-properties fo:font-size="12pt" style:font-size-asian="12pt" style:font-size-complex="12pt"/>
    </style:style>
    <style:style style:name="P19" style:family="paragraph" style:parent-style-name="Standard" style:list-style-name="L12">
      <style:paragraph-properties fo:text-align="start" style:justify-single-word="false"/>
      <style:text-properties fo:font-size="12pt" style:font-size-asian="12pt" style:font-size-complex="12pt"/>
    </style:style>
    <style:style style:name="P20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style:font-size-asian="12pt" style:font-size-complex="12pt"/>
    </style:style>
    <style:style style:name="P21" style:family="paragraph" style:parent-style-name="Standard" style:list-style-name="L9">
      <style:paragraph-properties fo:text-align="start" style:justify-single-word="false"/>
      <style:text-properties style:use-window-font-color="true" fo:font-size="12pt" style:font-size-asian="12pt" style:font-size-complex="12pt"/>
    </style:style>
    <style:style style:name="T1" style:family="text">
      <style:text-properties fo:font-variant="normal" fo:text-transform="none" fo:letter-spacing="normal"/>
    </style:style>
    <style:style style:name="T2" style:family="text">
      <style:text-properties fo:font-variant="normal" fo:text-transform="none" fo:letter-spacing="normal" fo:font-style="normal" fo:font-weight="normal"/>
    </style:style>
    <style:style style:name="T3" style:family="text">
      <style:text-properties fo:font-variant="normal" fo:text-transform="none" style:use-window-font-color="true" style:font-name="Times New Roman" fo:font-size="12pt" fo:letter-spacing="normal" fo:font-style="normal" fo:font-weight="normal" style:font-size-asian="12pt" style:font-size-complex="12pt"/>
    </style:style>
    <style:style style:name="T4" style:family="text">
      <style:text-properties fo:font-variant="normal" fo:text-transform="none" style:use-window-font-color="true" style:font-name="Times New Roman" fo:font-size="12pt" fo:letter-spacing="normal" style:font-size-asian="12pt" style:font-size-complex="12pt"/>
    </style:style>
    <style:style style:name="T5" style:family="text">
      <style:text-properties style:use-window-font-color="true" style:font-name="Times New Roman" fo:font-size="12pt" style:font-size-asian="12pt" style:font-size-complex="12pt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odifications</text:p>
      <text:p text:style-name="P2"/>
      <text:p text:style-name="P3">Html :</text:p>
      <text:p text:style-name="P2">L1 : </text:p>
      <text:list xml:id="list2465187951326955981" text:style-name="L12">
        <text:list-item>
          <text:p text:style-name="P19">Ajout de la langue du site</text:p>
        </text:list-item>
        <text:list-item>
          <text:p text:style-name="P19">Ajout du titre du site</text:p>
        </text:list-item>
      </text:list>
      <text:p text:style-name="P2">L17 :</text:p>
      <text:list xml:id="list6376032753603520562" text:style-name="L1">
        <text:list-item>
          <text:p text:style-name="P9">Transformer la « div » en « header »</text:p>
        </text:list-item>
        <text:list-item>
          <text:p text:style-name="P9">Ajouter un « nav »</text:p>
        </text:list-item>
        <text:list-item>
          <text:p text:style-name="P9">Le titre « h3 » doit devenir « h1 »</text:p>
        </text:list-item>
        <text:list-item>
          <text:p text:style-name="P9">Ajout d'un « Alt » au logo social</text:p>
        </text:list-item>
      </text:list>
      <text:p text:style-name="P2"/>
      <text:p text:style-name="P2">L29 : </text:p>
      <text:list xml:id="list5821783830574897935" text:style-name="L2">
        <text:list-item>
          <text:p text:style-name="P10">Transformer la « div » en section « carrousel »</text:p>
        </text:list-item>
        <text:list-item>
          <text:p text:style-name="P10">Ajouter des « alt » aux images</text:p>
        </text:list-item>
      </text:list>
      <text:p text:style-name="P2"/>
      <text:p text:style-name="P2">L57 : </text:p>
      <text:list xml:id="list6232738350230304921" text:style-name="L3">
        <text:list-item>
          <text:p text:style-name="P11">Transformer la « div » en section « about »</text:p>
        </text:list-item>
        <text:list-item>
          <text:p text:style-name="P11">Le titre « h3 » doit devenir « h2 »</text:p>
        </text:list-item>
        <text:list-item>
          <text:p text:style-name="P11">Le titre « h6 » doit devenir « p »</text:p>
        </text:list-item>
      </text:list>
      <text:p text:style-name="P2"/>
      <text:p text:style-name="P2">L68 : </text:p>
      <text:list xml:id="list751545388267579296" text:style-name="L4">
        <text:list-item>
          <text:p text:style-name="P12">Transformer la <text:s/>« div » en section « portfolio »</text:p>
        </text:list-item>
        <text:list-item>
          <text:p text:style-name="P12">Ajouter des « Alt » aux images  </text:p>
        </text:list-item>
        <text:list-item>
          <text:p text:style-name="P12">Le titre « h3 » doit devenir « h2 »</text:p>
        </text:list-item>
      </text:list>
      <text:p text:style-name="P2"/>
      <text:p text:style-name="P2">L82 : </text:p>
      <text:list xml:id="list6388647151161795800" text:style-name="L5">
        <text:list-item>
          <text:p text:style-name="P13">Supprimer « figure », « blockQuote » et le « figcaption »</text:p>
        </text:list-item>
        <text:list-item>
          <text:p text:style-name="P13">Le tire « h1 » doit devenir « p »</text:p>
        </text:list-item>
        <text:list-item>
          <text:p text:style-name="P13">Sortir la « div » de la « section » </text:p>
        </text:list-item>
      </text:list>
      <text:p text:style-name="P2"/>
      <text:p text:style-name="P2">L86 : </text:p>
      <text:list xml:id="list4032249460977886120" text:style-name="L6">
        <text:list-item>
          <text:p text:style-name="P14">Transformer la « div » en section « service »</text:p>
        </text:list-item>
        <text:list-item>
          <text:p text:style-name="P14">Le premier titre « h3 » doit devenir « h2 » </text:p>
        </text:list-item>
        <text:list-item>
          <text:p text:style-name="P14">Les « span »  doivent devenir « p » </text:p>
        </text:list-item>
      </text:list>
      <text:p text:style-name="P2"/>
      <text:p text:style-name="P2">L122 :</text:p>
      <text:list xml:id="list9052783485871805186" text:style-name="L7">
        <text:list-item>
          <text:p text:style-name="P15">Supprimer « figure », « blockQuote » et le « figcaption »</text:p>
        </text:list-item>
        <text:list-item>
          <text:p text:style-name="P15">Le titre « h1 » doit devenir « p » </text:p>
        </text:list-item>
      </text:list>
      <text:p text:style-name="P2"/>
      <text:p text:style-name="P2">L126 : </text:p>
      <text:list xml:id="list5529391782759791705" text:style-name="L8">
        <text:list-item>
          <text:p text:style-name="P16">Transformer la « div » en section « contact »</text:p>
        </text:list-item>
        <text:list-item>
          <text:p text:style-name="P16">Le titre « h3 » doit devenir « h2 »</text:p>
        </text:list-item>
      </text:list>
      <text:p text:style-name="P2"/>
      <text:p text:style-name="P2">L133 :</text:p>
      <text:list xml:id="list3444246031200589036" text:style-name="L10">
        <text:list-item>
          <text:p text:style-name="P17">Ajout de l’auto-complétion dans les champs nom et email</text:p>
        </text:list-item>
        <text:list-item>
          <text:p text:style-name="P17">Ajout de la balise for pour les labels</text:p>
        </text:list-item>
      </text:list>
      <text:p text:style-name="P2"/>
      <text:p text:style-name="P2">L143 :</text:p>
      <text:list xml:id="list2472746552486064972" text:style-name="L11">
        <text:list-item>
          <text:p text:style-name="P18">Ajout d'un « Alt » a l'image</text:p>
        </text:list-item>
        <text:list-item>
          <text:p text:style-name="P18"><text:soft-page-break/></text:p>
        </text:list-item>
      </text:list>
      <text:p text:style-name="P2"/>
      <text:p text:style-name="P2"/>
      <text:p text:style-name="P2"/>
      <text:p text:style-name="P2">Css :</text:p>
      <text:p text:style-name="P2">Ajustement de détail mineur pour une meilleur harmonie du site. (Margin, Padding, nom...)</text:p>
      <text:p text:style-name="P2"/>
      <text:p text:style-name="P3">Lighthouse :</text:p>
      <text:p text:style-name="P4">Largest contentful paint element : </text:p>
      <text:list xml:id="list3551478803842996570" text:style-name="L9">
        <text:list-item>
          <text:p text:style-name="P21">Redimensionnement des images</text:p>
        </text:list-item>
        <text:list-item>
          <text:p text:style-name="P21">Compression et conversion en WebP</text:p>
        </text:list-item>
      </text:list>
      <text:p text:style-name="P6"><text:s/></text:p>
      <text:p text:style-name="P6"><text:span text:style-name="T2">Enable text compression </text:span>:</text:p>
      <text:p text:style-name="P6"><text:span text:style-name="T2">Minify CSS</text:span> </text:p>
      <text:p text:style-name="P6"><text:span text:style-name="T2">Minify JavaScript</text:span><text:span text:style-name="T1"> </text:span> </text:p>
      <text:p text:style-name="P6"><text:span text:style-name="T2">Reduce unused CSS</text:span> </text:p>
      <text:p text:style-name="P6"><text:span text:style-name="T2">Reduce unused JavaScript</text:span><text:span text:style-name="T1"> </text:span> </text:p>
      <text:p text:style-name="P6"><text:span text:style-name="T2">Serve images in next-gen formats</text:span><text:span text:style-name="T1"> </text:span> </text:p>
      <text:p text:style-name="P6"><text:span text:style-name="T2">Defer offscreen images</text:span> </text:p>
      <text:p text:style-name="P6"><text:span text:style-name="T2">Properly size images</text:span> </text:p>
      <text:p text:style-name="P6"><text:span text:style-name="T2">Efficiently encode images</text:span> </text:p>
      <text:p text:style-name="P6"><text:span text:style-name="T2">Page prevented back/forward cache restoration</text:span><text:span text:style-name="T1"> </text:span> </text:p>
      <text:p text:style-name="P5"><text:span text:style-name="T3">Image elements do not have explicit </text:span><text:span text:style-name="Source_20_Text"><text:span text:style-name="T3">width</text:span></text:span><text:span text:style-name="T4"> </text:span><text:span text:style-name="T3">and </text:span><text:span text:style-name="Source_20_Text"><text:span text:style-name="T3">height</text:span></text:span><text:span text:style-name="T5"> </text:span></text:p>
      <text:p text:style-name="P7">Remove duplicate modules in JavaScript bundles</text:p>
      <text:p text:style-name="P7">Avoid enormous network payload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immy leschaeve</meta:initial-creator>
    <meta:creation-date>2025-02-27T15:23:34.64</meta:creation-date>
    <dc:date>2025-03-05T17:09:49.11</dc:date>
    <dc:creator>jimmy leschaeve</dc:creator>
    <meta:editing-duration>PT4H19M53S</meta:editing-duration>
    <meta:editing-cycles>14</meta:editing-cycles>
    <meta:generator>OpenOffice/4.1.15$Win32 OpenOffice.org_project/4115m2$Build-9813</meta:generator>
    <meta:document-statistic meta:table-count="0" meta:image-count="0" meta:object-count="0" meta:page-count="2" meta:paragraph-count="60" meta:word-count="381" meta:character-count="1714"/>
  </office:meta>
</office:document-meta>
</file>